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2pt" fo:language="en" fo:country="US" style:font-size-asian="12pt" style:font-size-complex="12pt"/>
    </style:style>
    <style:style style:name="ce6" style:family="table-cell" style:parent-style-name="Default" style:data-style-name="N81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RPM</text:p>
          </table:table-cell>
          <table:table-cell office:value-type="float" office:value="4500" calcext:value-type="float">
            <text:p>4500</text:p>
          </table:table-cell>
          <table:table-cell table:formula="of:=4500*2*3.14/60" office:value-type="float" office:value="471" calcext:value-type="float">
            <text:p>47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50.8" calcext:value-type="float">
            <text:p>250,8</text:p>
          </table:table-cell>
          <table:table-cell/>
          <table:table-cell office:value-type="string" calcext:value-type="string">
            <text:p>Re</text:p>
          </table:table-cell>
          <table:table-cell table:formula="of:=[.B5]*[.B3]*[.B3]*[.C1]/[.B4]" office:value-type="float" office:value="11238272.1323012" calcext:value-type="float">
            <text:p>11238272,1323012</text:p>
          </table:table-cell>
          <table:table-cell table:formula="of:=[.E2]/100000" office:value-type="float" office:value="112.382721323012" calcext:value-type="float">
            <text:p>112,3827213230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</text:p>
          </table:table-cell>
          <table:table-cell table:style-name="ce5" table:formula="of:=SQRT(0.9*0.9 + 0.35*0.35)" office:value-type="float" office:value="0.965660395791398" calcext:value-type="float">
            <text:p>0,9656603957913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</text:p>
          </table:table-cell>
          <table:table-cell table:style-name="ce6" office:value-type="float" office:value="0.00001421" calcext:value-type="float">
            <text:p>1,42E-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0.3636" calcext:value-type="float">
            <text:p>0,363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Re</text:p>
          </table:table-cell>
          <table:table-cell table:formula="of:=1.226*[.B3]*[.B3]*[.C8]/[.B4]" office:value-type="float" office:value="2526241.59042927" calcext:value-type="float">
            <text:p>2526241,59042927</text:p>
          </table:table-cell>
          <table:table-cell table:formula="of:=[.E7]/100000" office:value-type="float" office:value="25.2624159042927" calcext:value-type="float">
            <text:p>25,262415904292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PM</text:p>
          </table:table-cell>
          <table:table-cell office:value-type="float" office:value="5" calcext:value-type="float">
            <text:p>5</text:p>
          </table:table-cell>
          <table:table-cell table:formula="of:=[.B8]*2*3.14" office:value-type="float" office:value="31.4" calcext:value-type="float">
            <text:p>31,4</text:p>
          </table:table-cell>
          <table:table-cell table:number-columns-repeated="16381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3" office:value-type="float" office:value="12.8016" calcext:value-type="float">
            <text:p>12,8016</text:p>
          </table:table-cell>
          <table:table-cell table:style-name="ce4" table:number-columns-repeated="4"/>
          <table:table-cell table:number-columns-repeated="16379"/>
        </table:table-row>
        <table:table-row table:style-name="ro1">
          <table:table-cell table:style-name="ce3" office:value-type="float" office:value="238.15" calcext:value-type="float">
            <text:p>238,15</text:p>
          </table:table-cell>
          <table:table-cell table:style-name="ce4" table:number-columns-repeated="4"/>
          <table:table-cell table:number-columns-repeated="16379"/>
        </table:table-row>
        <table:table-row table:style-name="ro1">
          <table:table-cell table:style-name="ce4" table:number-columns-repeated="5"/>
          <table:table-cell table:number-columns-repeated="16379"/>
        </table:table-row>
        <table:table-row table:style-name="ro1">
          <table:table-cell table:style-name="ce4" table:number-columns-repeated="2"/>
          <table:table-cell table:style-name="ce3" office:value-type="float" office:value="0.38671" calcext:value-type="float">
            <text:p>0,38671</text:p>
          </table:table-cell>
          <table:table-cell table:style-name="ce3" office:value-type="float" office:value="3063314678.89701" calcext:value-type="float">
            <text:p>3063314678,89701</text:p>
          </table:table-cell>
          <table:table-cell table:style-name="ce3" office:value-type="float" office:value="30.6331467889701" calcext:value-type="float">
            <text:p>30,6331467889701</text:p>
          </table:table-cell>
          <table:table-cell table:number-columns-repeated="16379"/>
        </table:table-row>
        <table:table-row table:style-name="ro1">
          <table:table-cell table:style-name="ce3" office:value-type="float" office:value="0.85" calcext:value-type="float">
            <text:p>0,85</text:p>
          </table:table-cell>
          <table:table-cell table:style-name="ce3" office:value-type="float" office:value="309.36" calcext:value-type="float">
            <text:p>309,36</text:p>
          </table:table-cell>
          <table:table-cell table:style-name="ce3" office:value-type="float" office:value="262.956" calcext:value-type="float">
            <text:p>262,956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0.0254" calcext:value-type="float">
            <text:p>0,0254</text:p>
          </table:table-cell>
          <table:table-cell table:style-name="ce3" office:value-type="float" office:value="1.778" calcext:value-type="float">
            <text:p>1,778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4" table:number-columns-repeated="2"/>
          <table:table-cell table:style-name="ce3" office:value-type="float" office:value="0.00001552" calcext:value-type="float">
            <text:p>0,00001552</text:p>
          </table:table-cell>
          <table:table-cell table:style-name="ce4" table:number-columns-repeated="2"/>
          <table:table-cell table:number-columns-repeated="16379"/>
        </table:table-row>
        <table:table-row table:style-name="ro1">
          <table:table-cell table:style-name="ce4" table:number-columns-repeated="5"/>
          <table:table-cell table:number-columns-repeated="16379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 style:data-style-name="N2" text:time-value="22:53:35.4935897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2:03:55.212442265</meta:creation-date>
    <dc:date>2024-11-30T22:54:00.441629620</dc:date>
    <meta:editing-duration>PT2H54M44S</meta:editing-duration>
    <meta:editing-cycles>5</meta:editing-cycles>
    <meta:generator>LibreOffice/24.8.3.2$Linux_X86_64 LibreOffice_project/480$Build-2</meta:generator>
    <meta:document-statistic meta:table-count="1" meta:cell-count="32" meta:object-count="0"/>
  </office:meta>
</office:document-meta>
</file>